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06pt solid #000000"/>
      <style:text-properties fo:color="#ffffff"/>
    </style:style>
    <style:style style:name="ce2" style:family="table-cell" style:parent-style-name="Default">
      <style:table-cell-properties fo:background-color="#000000"/>
      <style:text-properties fo:color="#ffffff"/>
    </style:style>
    <style:style style:name="ce3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5e8ac7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5e8ac7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default-cell-style-name="ce5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T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V1</text:p>
          </table:table-cell>
          <table:table-cell table:style-name="ce3" office:value-type="float" office:value="1.069" calcext:value-type="float">
            <text:p>1,06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2</text:p>
          </table:table-cell>
          <table:table-cell table:style-name="ce3" office:value-type="float" office:value="-0.01958" calcext:value-type="float">
            <text:p>-0,01958</text:p>
          </table:table-cell>
          <table:table-cell/>
          <table:table-cell table:style-name="ce1" office:value-type="string" calcext:value-type="string">
            <text:p>V2</text:p>
          </table:table-cell>
          <table:table-cell table:style-name="ce3" office:value-type="float" office:value="1.084" calcext:value-type="float">
            <text:p>1,08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3</text:p>
          </table:table-cell>
          <table:table-cell table:style-name="ce3" office:value-type="float" office:value="-0.08913" calcext:value-type="float">
            <text:p>-0,08913</text:p>
          </table:table-cell>
          <table:table-cell/>
          <table:table-cell table:style-name="ce1" office:value-type="string" calcext:value-type="string">
            <text:p>V3</text:p>
          </table:table-cell>
          <table:table-cell table:style-name="ce3" office:value-type="float" office:value="1.05" calcext:value-type="float">
            <text:p>1,05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table:formula="of:=1000*[.B9] + 1200*[.B10] + 2000*[.B11]" office:value-type="float" office:value="1972.86086567573" calcext:value-type="float">
            <text:p>1972,86086567573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PG1</text:p>
          </table:table-cell>
          <table:table-cell table:formula="of:=[.E1]*([.E9] + [.G9] + [.I9])" office:value-type="float" office:value="1.17494345739254" calcext:value-type="float">
            <text:p>1,17494345739254</text:p>
          </table:table-cell>
          <table:table-cell/>
          <table:table-cell table:style-name="ce2" office:value-type="string" calcext:value-type="string">
            <text:p>V1 x Parte1</text:p>
          </table:table-cell>
          <table:table-cell table:style-name="ce6" table:formula="of:=[.E1]*4.70588235" office:value-type="float" office:value="5.03058823215" calcext:value-type="float">
            <text:p>5,03058823215</text:p>
          </table:table-cell>
          <table:table-cell table:style-name="ce2" office:value-type="string" calcext:value-type="string">
            <text:p>V2 x Parte2</text:p>
          </table:table-cell>
          <table:table-cell table:style-name="ce6" table:formula="of:=[.E2]*( -2.35294118*COS([.B1]-[.B2]) +9.41176471*SIN([.B1]-[.B2]) )" office:value-type="float" office:value="-2.35035003016155" calcext:value-type="float">
            <text:p>-2,35035003016155</text:p>
          </table:table-cell>
          <table:table-cell table:style-name="ce2" office:value-type="string" calcext:value-type="string">
            <text:p>V3 x Parte3</text:p>
          </table:table-cell>
          <table:table-cell table:style-name="ce6" table:formula="of:=[.E3]*( -2.35294118*COS([.B1]-[.B3]) +9.41176471*SIN([.B1]-[.B3]) )" office:value-type="float" office:value="-1.58113300330507" calcext:value-type="float">
            <text:p>-1,58113300330507</text:p>
          </table:table-cell>
        </table:table-row>
        <table:table-row table:style-name="ro1">
          <table:table-cell office:value-type="string" calcext:value-type="string">
            <text:p>PG2</text:p>
          </table:table-cell>
          <table:table-cell table:formula="of:=[.E2]*([.E10] + [.G10] + [.I10])" office:value-type="float" office:value="0.66289594078737" calcext:value-type="float">
            <text:p>0,66289594078737</text:p>
          </table:table-cell>
          <table:table-cell/>
          <table:table-cell table:style-name="ce2" office:value-type="string" calcext:value-type="string">
            <text:p>V2 x Parte1</text:p>
          </table:table-cell>
          <table:table-cell table:style-name="ce6" table:formula="of:=[.E2]*4.70588235" office:value-type="float" office:value="5.1011764674" calcext:value-type="float">
            <text:p>5,1011764674</text:p>
          </table:table-cell>
          <table:table-cell table:style-name="ce2" office:value-type="string" calcext:value-type="string">
            <text:p>V1 x Parte2</text:p>
          </table:table-cell>
          <table:table-cell table:style-name="ce6" table:formula="of:=[.E1]*( -2.35294118*COS([.B2]-[.B1]) +9.41176471*SIN([.B2]-[.B1]) )" office:value-type="float" office:value="-2.71179723285578" calcext:value-type="float">
            <text:p>-2,71179723285578</text:p>
          </table:table-cell>
          <table:table-cell table:style-name="ce2" office:value-type="string" calcext:value-type="string">
            <text:p>V3 x Parte3</text:p>
          </table:table-cell>
          <table:table-cell table:style-name="ce6" table:formula="of:=[.E3]*( -2.35294118*COS([.B2]-[.B3]) +9.41176471*SIN([.B2]-[.B3]) )" office:value-type="float" office:value="-1.77785161389167" calcext:value-type="float">
            <text:p>-1,77785161389167</text:p>
          </table:table-cell>
        </table:table-row>
        <table:table-row table:style-name="ro1">
          <table:table-cell office:value-type="string" calcext:value-type="string">
            <text:p>PG3</text:p>
          </table:table-cell>
          <table:table-cell table:formula="of:=[.E3]*([.E11] + [.G11] + [.I11]) + 1.8" office:value-type="float" office:value="0.00122113966917126" calcext:value-type="float">
            <text:p>0,001221139669171</text:p>
          </table:table-cell>
          <table:table-cell/>
          <table:table-cell table:style-name="ce2" office:value-type="string" calcext:value-type="string">
            <text:p>V3 x Parte1</text:p>
          </table:table-cell>
          <table:table-cell table:style-name="ce6" table:formula="of:=[.E3]*4.70588235" office:value-type="float" office:value="4.9411764675" calcext:value-type="float">
            <text:p>4,9411764675</text:p>
          </table:table-cell>
          <table:table-cell table:style-name="ce2" office:value-type="string" calcext:value-type="string">
            <text:p>V1 x Parte2</text:p>
          </table:table-cell>
          <table:table-cell table:style-name="ce6" table:formula="of:=[.E1]*( -2.35294118*COS([.B3]-[.B1]) +9.41176471*SIN([.B3]-[.B1]) )" office:value-type="float" office:value="-3.40087559500046" calcext:value-type="float">
            <text:p>-3,40087559500046</text:p>
          </table:table-cell>
          <table:table-cell table:style-name="ce2" office:value-type="string" calcext:value-type="string">
            <text:p>V2 x Parte3</text:p>
          </table:table-cell>
          <table:table-cell table:style-name="ce6" table:formula="of:=[.E2]*( -2.35294118*COS([.B3]-[.B2]) +9.41176471*SIN([.B3]-[.B2]) )" office:value-type="float" office:value="-3.25342359662413" calcext:value-type="float">
            <text:p>-3,25342359662413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QG1</text:p>
          </table:table-cell>
          <table:table-cell table:formula="of:=[.E1]*([.E14] + [.G14] + [.I14])" office:value-type="float" office:value="-0.204199587872524" calcext:value-type="float">
            <text:p>-0,204199587872524</text:p>
          </table:table-cell>
          <table:table-cell/>
          <table:table-cell table:style-name="ce2" office:value-type="string" calcext:value-type="string">
            <text:p>V1 x Parte1</text:p>
          </table:table-cell>
          <table:table-cell table:style-name="ce6" table:formula="of:=[.E1]*18.82352941" office:value-type="float" office:value="20.12235293929" calcext:value-type="float">
            <text:p>20,12235293929</text:p>
          </table:table-cell>
          <table:table-cell table:style-name="ce2" office:value-type="string" calcext:value-type="string">
            <text:p>V2 x Parte2</text:p>
          </table:table-cell>
          <table:table-cell table:style-name="ce6" table:formula="of:=[.E2]*( -2.35294118*SIN([.B1]-[.B2]) -9.41176471*COS([.B1]-[.B2]) )" office:value-type="float" office:value="-10.2503346642276" calcext:value-type="float">
            <text:p>-10,2503346642276</text:p>
          </table:table-cell>
          <table:table-cell table:style-name="ce2" office:value-type="string" calcext:value-type="string">
            <text:p>V3 x Parte3</text:p>
          </table:table-cell>
          <table:table-cell table:style-name="ce6" table:formula="of:=[.E3]*( -2.35294118*SIN([.B1]-[.B3]) -9.41176471*COS([.B1]-[.B3]) )" office:value-type="float" office:value="-10.0630375340638" calcext:value-type="float">
            <text:p>-10,0630375340638</text:p>
          </table:table-cell>
        </table:table-row>
        <table:table-row table:style-name="ro1">
          <table:table-cell office:value-type="string" calcext:value-type="string">
            <text:p>QG2</text:p>
          </table:table-cell>
          <table:table-cell table:formula="of:=[.E7]*([.E15] + [.G15] + [.I15]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V2 x Parte1</text:p>
          </table:table-cell>
          <table:table-cell table:style-name="ce6" table:formula="of:=[.E2]*18.82352941" office:value-type="float" office:value="20.40470588044" calcext:value-type="float">
            <text:p>20,40470588044</text:p>
          </table:table-cell>
          <table:table-cell table:style-name="ce2" office:value-type="string" calcext:value-type="string">
            <text:p>V1 x Parte2</text:p>
          </table:table-cell>
          <table:table-cell table:style-name="ce6" table:formula="of:=[.E1]*( -2.35294118*SIN([.B2]-[.B1]) -9.41176471*COS([.B2]-[.B1]) )" office:value-type="float" office:value="-10.0100016156851" calcext:value-type="float">
            <text:p>-10,0100016156851</text:p>
          </table:table-cell>
          <table:table-cell table:style-name="ce2" office:value-type="string" calcext:value-type="string">
            <text:p>V3 x Parte3</text:p>
          </table:table-cell>
          <table:table-cell table:style-name="ce6" table:formula="of:=[.E3]*( -2.35294118*SIN([.B2]-[.B3]) -9.41176471*COS([.B2]-[.B3]) )" office:value-type="float" office:value="-10.0301520240274" calcext:value-type="float">
            <text:p>-10,0301520240274</text:p>
          </table:table-cell>
        </table:table-row>
        <table:table-row table:style-name="ro1">
          <table:table-cell office:value-type="string" calcext:value-type="string">
            <text:p>QG3</text:p>
          </table:table-cell>
          <table:table-cell table:formula="of:=[.E8]*([.E16] + [.G16] + [.I16]) + 1.8" office:value-type="float" office:value="1.8" calcext:value-type="float">
            <text:p>1,8</text:p>
          </table:table-cell>
          <table:table-cell/>
          <table:table-cell table:style-name="ce2" office:value-type="string" calcext:value-type="string">
            <text:p>V3 x Parte1</text:p>
          </table:table-cell>
          <table:table-cell table:style-name="ce6" table:formula="of:=[.E3]*18.82352941" office:value-type="float" office:value="19.7647058805" calcext:value-type="float">
            <text:p>19,7647058805</text:p>
          </table:table-cell>
          <table:table-cell table:style-name="ce2" office:value-type="string" calcext:value-type="string">
            <text:p>V1 x Parte2</text:p>
          </table:table-cell>
          <table:table-cell table:style-name="ce6" table:formula="of:=[.E1]*( -2.35294118*SIN([.B3]-[.B1]) -9.41176471*SIN([.B3]-[.B1]) )" office:value-type="float" office:value="1.1194572587006" calcext:value-type="float">
            <text:p>1,1194572587006</text:p>
          </table:table-cell>
          <table:table-cell table:style-name="ce2" office:value-type="string" calcext:value-type="string">
            <text:p>V2 x Parte3</text:p>
          </table:table-cell>
          <table:table-cell table:style-name="ce6" table:formula="of:=[.E7]*( -2.35294118*COS([.B8]-[.B7]) +9.41176471*SIN([.B8]-[.B7]) )" office:value-type="float" office:value="-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2:36:24.922722838</meta:creation-date>
    <dc:date>2019-02-17T13:41:08.782797392</dc:date>
    <meta:editing-duration>PT12M44S</meta:editing-duration>
    <meta:editing-cycles>4</meta:editing-cycles>
    <meta:generator>LibreOffice/6.0.7.3$Linux_X86_64 LibreOffice_project/00m0$Build-3</meta:generator>
    <meta:document-statistic meta:table-count="1" meta:cell-count="62" meta:object-count="0"/>
  </office:meta>
</office:document-meta>
</file>